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326.21pt"/>
    </style:style>
    <style:style style:name="co7" style:family="table-column">
      <style:table-column-properties fo:break-before="auto" style:column-width="330.94pt"/>
    </style:style>
    <style:style style:name="co8" style:family="table-column">
      <style:table-column-properties fo:break-before="auto" style:column-width="318.3pt"/>
    </style:style>
    <style:style style:name="co9" style:family="table-column">
      <style:table-column-properties fo:break-before="auto" style:column-width="87.31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115.91pt"/>
    </style:style>
    <style:style style:name="co12" style:family="table-column">
      <style:table-column-properties fo:break-before="auto" style:column-width="486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nclusion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condition(Given)</text:p>
          </table:table-cell>
          <table:table-cell table:style-name="ce1" office:value-type="string" calcext:value-type="string">
            <text:p>Design(when)</text:p>
          </table:table-cell>
          <table:table-cell table:style-name="ce1" office:value-type="string" calcext:value-type="string">
            <text:p>Postcondition(then)</text:p>
          </table:table-cell>
          <table:table-cell table:style-name="ce1" office:value-type="string" calcext:value-type="string">
            <text:p>Conclusion with pseudo expected conditions</text:p>
          </table:table-cell>
          <table:table-cell table:style-name="ce1" office:value-type="string" calcext:value-type="string">
            <text:p>Status Code given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mmyGetSingle</text:p>
          </table:table-cell>
          <table:table-cell table:style-name="ce6" office:value-type="string" calcext:value-type="string">
            <text:p>Passed</text:p>
          </table:table-cell>
          <table:table-cell table:style-name="ce4" office:value-type="string" calcext:value-type="string">
            <text:p>Gets the info of a single</text:p>
            <text:p> employee</text:p>
          </table:table-cell>
          <table:table-cell table:style-name="ce4" office:value-type="string" calcext:value-type="string">
            <text:p>Valid employee</text:p>
            <text:p/>
          </table:table-cell>
          <table:table-cell table:style-name="ce4" office:value-type="string" calcext:value-type="string">
            <text:p>When</text:p>
            <text:p>GET http://dummy.restapiexample.com/api/v1/employee/1</text:p>
          </table:table-cell>
          <table:table-cell table:style-name="ce4" office:value-type="string" calcext:value-type="string">
            <text:p>{"id":"1",</text:p>
            <text:p>"employee_name":"PB"</text:p>
            <text:p>,"employee_salary":"20003"</text:p>
            <text:p>,"employee_age":"1",</text:p>
            <text:p>"profile_image":""}</text:p>
          </table:table-cell>
          <table:table-cell table:style-name="ce9" office:value-type="string" calcext:value-type="string">
            <text:p/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4" office:value-type="string" calcext:value-type="string">
            <text:p>DummyGetSingle</text:p>
          </table:table-cell>
          <table:table-cell table:style-name="ce6" office:value-type="string" calcext:value-type="string">
            <text:p>Passed</text:p>
          </table:table-cell>
          <table:table-cell table:style-name="ce4" office:value-type="string" calcext:value-type="string">
            <text:p>Gets the info of a single</text:p>
            <text:p> employee</text:p>
          </table:table-cell>
          <table:table-cell table:style-name="ce4" office:value-type="string" calcext:value-type="string">
            <text:p>Not valid employee</text:p>
            <text:p/>
          </table:table-cell>
          <table:table-cell table:style-name="ce4" office:value-type="string" calcext:value-type="string">
            <text:p>When</text:p>
            <text:p>GET http://dummy.restapiexample.com/api/v1/employee/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9" office:value-type="string" calcext:value-type="string">
            <text:p/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GetAll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Gets the info of a all</text:p>
            <text:p>employe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hen</text:p>
            <text:p>GET http://dummy.restapiexample.com/api/v1/employees</text:p>
          </table:table-cell>
          <table:table-cell table:style-name="ce5" office:value-type="string" calcext:value-type="string">
            <text:p>ALL the jsons</text:p>
          </table:table-cell>
          <table:table-cell table:style-name="ce10" office:value-type="string" calcext:value-type="string">
            <office:annotation draw:style-name="gr1" draw:text-style-name="P2" svg:width="320.6pt" svg:height="42.75pt" svg:x="1528.89pt" svg:y="70.5pt" draw:caption-point-x="-11.54pt" draw:caption-point-y="-22.99pt">
              <dc:date>2019-11-17T00:00:00</dc:date>
              <text:p text:style-name="P1">also check the format is json, check each employee has all the fields and check the type of each value</text:p>
              <text:p text:style-name="P1"><text:tab/>-Miguel Teixeira</text:p>
            </office:annotation>
            <text:p>Assertion of total length recommen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reates employee with </text:p>
            <text:p>empty inf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hen</text:p>
            <text:p>POST http://dummy.restapiexample.com/api/v1/create</text:p>
          </table:table-cell>
          <table:table-cell table:style-name="ce5" office:value-type="string" calcext:value-type="string">
            <text:p>"Integrity constraint violation: 1048 Column 'employee_name' cannot be null"</text:p>
          </table:table-cell>
          <table:table-cell table:style-name="ce10" office:value-type="string" calcext:value-type="string">
            <office:annotation draw:style-name="gr1" draw:text-style-name="P2" svg:width="320.6pt" svg:height="42.75pt" svg:x="1528.89pt" svg:y="86.26pt" draw:caption-point-x="-11.54pt" draw:caption-point-y="-22.99pt">
              <dc:date>2019-11-17T00:00:00</dc:date>
              <text:p text:style-name="P1">Test sending body = null and body.field = null</text:p>
              <text:p text:style-name="P1"><text:tab/>-Miguel Teixeira</text:p>
            </office:annotation>
            <text:p>Employee with empty name cannot be created, reasonabl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reates employee with </text:p>
            <text:p>correct info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{"potatoe", "69420","32", id:"619"}</text:p>
          </table:table-cell>
          <table:table-cell table:style-name="ce5" office:value-type="string" calcext:value-type="string">
            <text:p>{"id":"74826","employee_name":"potatoe","employee_salary":"69420","employee_age":"32","profile_image":""}</text:p>
          </table:table-cell>
          <table:table-cell table:style-name="ce10" office:value-type="string" calcext:value-type="string">
            <text:p>Because no other employee is named "potatoe" it passes</text:p>
            <text:p>Id field not created by POST</text:p>
            <text:p>74826Eg of generated Id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Tries to create same </text:p>
            <text:p>employee again</text:p>
          </table:table-cell>
          <table:table-cell table:style-name="ce5" office:value-type="string" calcext:value-type="string">
            <text:p>Test 2 DummyGetCreate ran successfully</text:p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{"potatoe", "69420","32"}</text:p>
          </table:table-cell>
          <table:table-cell table:style-name="ce5" office:value-type="string" calcext:value-type="string">
            <text:p>Integrity constraint violation: 1062 Duplicate entry 'potatoe' for key</text:p>
            <text:p>'employee_name_unique'}}</text:p>
          </table:table-cell>
          <table:table-cell table:style-name="ce10" office:value-type="string" calcext:value-type="string">
            <text:p>Makes sense to me not to <text:s/>allow duplicates. it passe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Gets info of created </text:p>
            <text:p>employee "potatoe"</text:p>
          </table:table-cell>
          <table:table-cell table:style-name="ce5" office:value-type="string" calcext:value-type="string">
            <text:p>Test <text:s/>2.1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74826"</text:p>
            <text:p>with body {"name": "potatoe",</text:p>
            <text:p> "salary":"69420","age": "32", "id": "619"}</text:p>
          </table:table-cell>
          <table:table-cell table:style-name="ce5" office:value-type="string" calcext:value-type="string">
            <text:p>{"id":"74826","employee_name":"potatoe","employee_salary":"69420","employee_age":"32","profile_image":""}</text:p>
          </table:table-cell>
          <table:table-cell table:style-name="ce10" office:value-type="string" calcext:value-type="string">
            <text:p/>
            <text:p>Returns the info like first established. Gives confidence of the GET method and further tests will only request GET of the previous POST if there is need of further testing.</text:p>
            <text:p>Body does not affect</text:p>
            <text:p>74826Eg of generated Id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Deletes</text:p>
          </table:table-cell>
          <table:table-cell table:style-name="ce5" office:value-type="string" calcext:value-type="string">
            <text:p>Test <text:s/>2.2 DummyGetCreate ran successfully</text:p>
          </table:table-cell>
          <table:table-cell table:style-name="ce5" office:value-type="string" calcext:value-type="string">
            <text:p>When</text:p>
            <text:p>send DELETE http://dummy.restapiexample.com/api/v1/delete/74826</text:p>
          </table:table-cell>
          <table:table-cell table:style-name="ce5" office:value-type="string" calcext:value-type="string">
            <text:p>{"success":{"text":"successfully! deleted Records"}}</text:p>
          </table:table-cell>
          <table:table-cell table:style-name="ce10" office:value-type="string" calcext:value-type="string">
            <text:p>Appears to have deleted correctly</text:p>
            <text:p>74826Eg of generated Id 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onfirms deletion</text:p>
            <text:p/>
          </table:table-cell>
          <table:table-cell table:style-name="ce5" office:value-type="string" calcext:value-type="string">
            <text:p>Test 2.3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74826"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Employee deleted successfull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onfirms that no id</text:p>
            <text:p>is needed to </text:p>
            <text:p>create employee</text:p>
            <text:p/>
          </table:table-cell>
          <table:table-cell table:style-name="ce5" office:value-type="string" calcext:value-type="string">
            <text:p>First time running</text:p>
            <text:p/>
            <text:p>New name</text:p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</text:p>
            <text:p>{"name": "lump",</text:p>
            <text:p> "salary":"69420",</text:p>
            <text:p> "age": "32"}</text:p>
          </table:table-cell>
          <table:table-cell table:style-name="ce5" office:value-type="string" calcext:value-type="string">
            <text:p>{"id":"74935","employee_name":"lump","employee_salary":"69420","employee_age":"32","profile_image":""}</text:p>
          </table:table-cell>
          <table:table-cell table:style-name="ce10" office:value-type="string" calcext:value-type="string">
            <text:p>No issu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ummyGetCreate</text:p>
          </table:table-cell>
          <table:table-cell table:style-name="ce7" office:value-type="string" calcext:value-type="string">
            <text:p>Inconclusive</text:p>
            <text:p/>
          </table:table-cell>
          <table:table-cell table:style-name="ce5" office:value-type="string" calcext:value-type="string">
            <text:p>Tests Ints in name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lumpprincess404",</text:p>
            <text:p> "salary":"69420",</text:p>
            <text:p> "age": "32"}</text:p>
          </table:table-cell>
          <table:table-cell table:style-name="ce5" office:value-type="string" calcext:value-type="string">
            <text:p>{"id":"74963","employee_name":"lumpprincess404","employee_salary":"69420","employee_age":"32","profile_image":""}</text:p>
          </table:table-cell>
          <table:table-cell table:style-name="ce10" office:value-type="string" calcext:value-type="string">
            <text:p>No issue generating the employee</text:p>
            <text:p>Inconclusive because not sure if numbers should be accept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weird chars in name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lump$êri*c/ess404",</text:p>
            <text:p> "salary":"69420",</text:p>
            <text:p> "age": "32"}</text:p>
          </table:table-cell>
          <table:table-cell table:style-name="ce5" office:value-type="string" calcext:value-type="string">
            <text:p>{"id":"74988","employee_name":"lump$\u00eari*c\/ess404","employee_salary":"69420","employee_age":"32","profile_image":""}</text:p>
          </table:table-cell>
          <table:table-cell table:style-name="ce10" office:value-type="string" calcext:value-type="string">
            <text:p>No issue generating the employee</text:p>
            <text:p>weird Chars compatible with json format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missing salary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}</text:p>
          </table:table-cell>
          <table:table-cell table:style-name="ce5" office:value-type="string" calcext:value-type="string">
            <text:p>Integrity constraint violation: 1048 Column 'employee_salary' cannot be null}</text:p>
          </table:table-cell>
          <table:table-cell table:style-name="ce10" office:value-type="string" calcext:value-type="string">
            <text:p>Issue with creating with empty salar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missing salary</text:p>
            <text:p> with ""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,</text:p>
            <text:p>"salary": ""}</text:p>
          </table:table-cell>
          <table:table-cell table:style-name="ce5" office:value-type="string" calcext:value-type="string">
            <text:p>{"name":"finnthehuman","age":"32","salary":"","id":"81389"}</text:p>
          </table:table-cell>
          <table:table-cell table:style-name="ce10" office:value-type="string" calcext:value-type="string">
            <text:p>Should not be able to create if empty salary is submitt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missing salary</text:p>
            <text:p> with null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,</text:p>
            <text:p>"salary": null}</text:p>
          </table:table-cell>
          <table:table-cell table:style-name="ce5" office:value-type="string" calcext:value-type="string">
            <text:p>error</text:p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salary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ooman",</text:p>
            <text:p> "salary":"friendship",</text:p>
            <text:p> "age": "17"}</text:p>
          </table:table-cell>
          <table:table-cell table:style-name="ce5" office:value-type="string" calcext:value-type="string">
            <text:p>then get the response</text:p>
            <text:p>{"name":"finnthehooman","salary":"friendship","age":"17","id":"75062"}</text:p>
          </table:table-cell>
          <table:table-cell table:style-name="ce10" office:value-type="string" calcext:value-type="string">
            <text:p>Salary should not be able to accept chars 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7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32","salary":"0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age</text:p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jakethedog","salary":"10000",</text:p>
            <text:p> "age": "30 but in dog years"}</text:p>
          </table:table-cell>
          <table:table-cell table:style-name="ce5" office:value-type="string" calcext:value-type="string">
            <text:p>then</text:p>
            <text:p>{"name":"jakethedog","salary":"10000","age":"30 but in dog years","id":"75798"}</text:p>
          </table:table-cell>
          <table:table-cell table:style-name="ce10" office:value-type="string" calcext:value-type="string">
            <text:p>Age should not be able to accept char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8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30","salary":"12323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age differently</text:p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jakethedog","salary":"10000",</text:p>
            <text:p> "age": "30 but3123 in dog years"}</text:p>
          </table:table-cell>
          <table:table-cell table:style-name="ce5" office:value-type="string" calcext:value-type="string">
            <text:p>then</text:p>
            <text:p>{"name":"jakethedog","salary":"10000","age":"30 but3123 in dog years","id":"75798"}</text:p>
          </table:table-cell>
          <table:table-cell table:style-name="ce10" office:value-type="string" calcext:value-type="string">
            <text:p>Age should not be able to accept chars</text:p>
            <text:p>inserts 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8.2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0","salary":"12323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wrong url</text:p>
          </table:table-cell>
          <table:table-cell table:style-name="ce5" office:value-type="string" calcext:value-type="string">
            <text:p>FIrst time running</text:p>
            <text:p>New name</text:p>
          </table:table-cell>
          <table:table-cell table:style-name="ce5" office:value-type="string" calcext:value-type="string">
            <text:p>when </text:p>
            <text:p>POST "http://dummy.restapiexample.com/api/v1/createz" with body </text:p>
            <text:p>{"name": "PB",</text:p>
            <text:p> "age": "40",</text:p>
            <text:p> "salary": "82863"}</text:p>
          </table:table-cell>
          <table:table-cell table:style-name="ce5" office:value-type="string" calcext:value-type="string">
            <text:p>PAGE NOT FOUND</text:p>
          </table:table-cell>
          <table:table-cell table:style-name="ce10"/>
          <table:table-cell table:style-name="ce5"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wrong body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PB",</text:p>
            <text:p> "age": "40",</text:p>
            <text:p> "salary": "82863"</text:p>
          </table:table-cell>
          <table:table-cell table:style-name="ce5" office:value-type="string" calcext:value-type="string">
            <text:p>{"error":{"text":SQLSTATE[23000]: Integrity constraint violation: 1048 Column 'employee_name' cannot be null}</text:p>
          </table:table-cell>
          <table:table-cell table:style-name="ce10" office:value-type="string" calcext:value-type="string">
            <text:p>missing "}" char in the en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int in name</text:p>
          </table:table-cell>
          <table:table-cell table:style-name="ce5" office:value-type="string" calcext:value-type="string">
            <text:p>FIrst time running</text:p>
            <text:p>New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3,</text:p>
            <text:p> "salary":"69420",</text:p>
            <text:p> "age": "32"}</text:p>
          </table:table-cell>
          <table:table-cell table:style-name="ce5" office:value-type="string" calcext:value-type="string">
            <text:p>{"name":"73","salary":"69420","age":"32","id":"76201"}</text:p>
          </table:table-cell>
          <table:table-cell table:style-name="ce10" office:value-type="string" calcext:value-type="string">
            <text:p>Name should not accept int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1.1" calcext:value-type="float">
            <text:p>11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11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73","salary":"69420","age":"32","id":"76201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bool</text:p>
          </table:table-cell>
          <table:table-cell table:style-name="ce5" office:value-type="string" calcext:value-type="string">
            <text:p>FIrst time running</text:p>
            <text:p>"1" is valid new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true,</text:p>
            <text:p> "salary":"69420",</text:p>
            <text:p> "age": "32"}</text:p>
          </table:table-cell>
          <table:table-cell table:style-name="ce5" office:value-type="string" calcext:value-type="string">
            <text:p>{"name":"1","salary":"69420","age":"32","id":"76229"}</text:p>
          </table:table-cell>
          <table:table-cell table:style-name="ce10" office:value-type="string" calcext:value-type="string">
            <text:p>Name 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salary is bool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6,</text:p>
            <text:p> "salary": false,</text:p>
            <text:p> "age": "32"}</text:p>
            <text:p> </text:p>
            <text:p> </text:p>
            <text:p> </text:p>
          </table:table-cell>
          <table:table-cell table:style-name="ce5" office:value-type="string" calcext:value-type="string">
            <text:p>{"name":"76","salary":"","age":"32","id":"76274"}</text:p>
          </table:table-cell>
          <table:table-cell table:style-name="ce10" office:value-type="string" calcext:value-type="string">
            <text:p>salary 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ageis bool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7,</text:p>
            <text:p> "salary": true,</text:p>
            <text:p> "age": false}</text:p>
            <text:p> </text:p>
            <text:p> </text:p>
          </table:table-cell>
          <table:table-cell table:style-name="ce5" office:value-type="string" calcext:value-type="string">
            <text:p>{"name":"77","salary":""true,"age":"false","id":"76299"}</text:p>
          </table:table-cell>
          <table:table-cell table:style-name="ce10" office:value-type="string" calcext:value-type="string">
            <text:p>age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array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[79,80],</text:p>
            <text:p> "salary": false,</text:p>
            <text:p> "age": false}</text:p>
            <text:p> </text:p>
          </table:table-cell>
          <table:table-cell table:style-name="ce5" office:value-type="string" calcext:value-type="string">
            <text:p>{"name":"Array","salary":"","age":"","id":"76299"}</text:p>
          </table:table-cell>
          <table:table-cell table:style-name="ce10" office:value-type="string" calcext:value-type="string">
            <text:p>Name should not be arra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object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{"name":80,</text:p>
            <text:p>"salary":false,</text:p>
            <text:p>"age":false},</text:p>
            <text:p> "salary": false,</text:p>
            <text:p> "age": false}</text:p>
            <text:p> </text:p>
          </table:table-cell>
          <table:table-cell table:style-name="ce5" office:value-type="string" calcext:value-type="string">
            <text:p>Uknown HTTP status</text:p>
          </table:table-cell>
          <table:table-cell table:style-name="ce10" office:value-type="string" calcext:value-type="string">
            <text:p/>
            <text:p>should recognize format and not give a 520</text:p>
          </table:table-cell>
          <table:table-cell table:style-name="ce5" office:value-type="float" office:value="520" calcext:value-type="float">
            <text:p>520</text:p>
          </table:table-cell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Null in name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null,</text:p>
            <text:p> "salary": false,</text:p>
            <text:p> "age": false}</text:p>
          </table:table-cell>
          <table:table-cell table:style-name="ce5" office:value-type="string" calcext:value-type="string">
            <text:p>Integrity constraint violation: 1048 Column 'employee_name' cannot be null}</text:p>
            <text:p/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wrong method issued</text:p>
            <text:p/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GET "http://dummy.restapiexample.com/api/v1/create" with body </text:p>
            <text:p>{"name": Marceline,</text:p>
            <text:p> "salary": "souls",</text:p>
            <text:p> "age": "2030"}</text:p>
          </table:table-cell>
          <table:table-cell table:style-name="ce5" office:value-type="string" calcext:value-type="string">
            <text:p>Method not allowed. Must be one of: POST</text:p>
            <text:p/>
          </table:table-cell>
          <table:table-cell table:style-name="ce11"/>
          <table:table-cell table:style-name="ce5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reates with picture profile</text:p>
            <text:p/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Marceline",</text:p>
            <text:p> "salary": "souls",</text:p>
            <text:p> "age": "10000",</text:p>
            <text:p> "image":"https://images-wixmp-ed30a86b8c4ca887773594c2.wixmp.com/f/a7d01285-80eb-4ae1-87e1-fb0dea734617/d3radw7-9ac412f4-45d7-4010-97e0-56cf04f9d4c4.png/v1/fill/w_1600,h_1163,q_75,strp/marceline_flying_bass_by_callmerabbitz-d3radw7.png?token=eyJ0eXAiOiJKV1QiLCJhbGciOiJIUzI1NiJ9.eyJpc3MiOiJ1cm46YXBwOjdlMGQxODg5ODIyNjQzNzNhNWYwZDQxNWVhMGQyNmUwIiwic3ViIjoidXJuOmFwcDo3ZTBkMTg4OTgyMjY0MzczYTVmMGQ0MTVlYTBkMjZlMCIsImF1ZCI6WyJ1cm46c2VydmljZTppbWFnZS5vcGVyYXRpb25zIl0sIm9iaiI6W1t7InBhdGgiOiIvZi9hN2QwMTI4NS04MGViLTRhZTEtODdlMS1mYjBkZWE3MzQ2MTcvZDNyYWR3Ny05YWM0MTJmNC00NWQ3LTQwMTAtOTdlMC01NmNmMDRmOWQ0YzQucG5nIiwid2lkdGgiOiI8PTE2MDAiLCJoZWlnaHQiOiI8PTExNjMifV1dfQ.k0QPf6czPk5ZRJoDHD-1VUV8Ep7TcnNAbLADsLaDHAY"}</text:p>
          </table:table-cell>
          <table:table-cell table:style-name="ce5" office:value-type="string" calcext:value-type="string">
            <text:p>{"name":"Marceline","salary":"souls","age":"10000","image":"https:\/\/images-wixmp-ed30a86b8c4ca887773594c2.wixmp.com\/f\/a7d01285-80eb-4ae1-87e1-fb0dea734617\/d3radw7-9ac412f4-45d7-4010-97e0-56cf04f9d4c4.png\/v1\/fill\/w_1600,h_1163,q_75,strp\/marceline_flying_bass_by_callmerabbitz-d3radw7.png?token=eyJ0eXAiOiJKV1QiLCJhbGciOiJIUzI1NiJ9.eyJpc3MiOiJ1cm46YXBwOjdlMGQxODg5ODIyNjQzNzNhNWYwZDQxNWVhMGQyNmUwIiwic3ViIjoidXJuOmFwcDo3ZTBkMTg4OTgyMjY0MzczYTVmMGQ0MTVlYTBkMjZlMCIsImF1ZCI6WyJ1cm46c2VydmljZTppbWFnZS5vcGVyYXRpb25zIl0sIm9iaiI6W1t7InBhdGgiOiIvZi9hN2QwMTI4NS04MGViLTRhZTEtODdlMS1mYjBkZWE3MzQ2MTcvZDNyYWR3Ny05YWM0MTJmNC00NWQ3LTQwMTAtOTdlMC01NmNmMDRmOWQ0YzQucG5nIiwid2lkdGgiOiI8PTE2MDAiLCJoZWlnaHQiOiI8PTExNjMifV1dfQ.k0QPf6czPk5ZRJoDHD-1VUV8Ep7TcnNAbLADsLaDHAY","id":"79314"}</text:p>
            <text:p/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9.1" calcext:value-type="float">
            <text:p>19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verifies profile pic</text:p>
            <text:p/>
          </table:table-cell>
          <table:table-cell table:style-name="ce5" office:value-type="string" calcext:value-type="string">
            <text:p>Test 19 DummyGetCreate successfully passes</text:p>
            <text:p/>
          </table:table-cell>
          <table:table-cell table:style-name="ce5" office:value-type="string" calcext:value-type="string">
            <text:p>when </text:p>
            <text:p>GET "http://dummy.restapiexample.com/api/v1/employee/79314" with body </text:p>
          </table:table-cell>
          <table:table-cell table:style-name="ce5" office:value-type="string" calcext:value-type="string">
            <text:p>{"id":"79314","employee_name":"Marceline","employee_salary":"0","employee_age":"10000","profile_image":""}</text:p>
            <text:p/>
          </table:table-cell>
          <table:table-cell table:style-name="ce10" office:value-type="string" calcext:value-type="string">
            <text:p>profile pic is 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adds new field</text:p>
            <text:p/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Rainicorn",</text:p>
            <text:p> "salary": "colours",</text:p>
            <text:p> "age": "endless",</text:p>
            <text:p> "attributes": "slim"}</text:p>
          </table:table-cell>
          <table:table-cell table:style-name="ce5" office:value-type="string" calcext:value-type="string">
            <text:p>{"name":"Rainicorn","salary":"colours","age":"endless","attributes":"slim","id":"79402"}</text:p>
            <text:p/>
          </table:table-cell>
          <table:table-cell table:style-name="ce10" office:value-type="string" calcext:value-type="string">
            <text:p>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0.1" calcext:value-type="float">
            <text:p>20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hecks if new field added</text:p>
            <text:p/>
          </table:table-cell>
          <table:table-cell table:style-name="ce5" office:value-type="string" calcext:value-type="string">
            <text:p>Test 20 DummyGetCreate successfully passes</text:p>
          </table:table-cell>
          <table:table-cell table:style-name="ce5" office:value-type="string" calcext:value-type="string">
            <text:p>when </text:p>
            <text:p>GET "http://dummy.restapiexample.com/api/v1/employee/79402" with body </text:p>
          </table:table-cell>
          <table:table-cell table:style-name="ce5" office:value-type="string" calcext:value-type="string">
            <text:p>{"id":"79314","employee_name":"Marceline","employee_salary":"0","employee_age":"10000","profile_image":""}</text:p>
            <text:p/>
          </table:table-cell>
          <table:table-cell table:style-name="ce10" office:value-type="string" calcext:value-type="string">
            <text:p>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age is empty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corn",</text:p>
            <text:p> "salary": "yellow"}</text:p>
          </table:table-cell>
          <table:table-cell table:style-name="ce5" office:value-type="string" calcext:value-type="string">
            <text:p>{"error":{"text":SQLSTATE[23000]: Integrity constraint violation: 1048 Column 'employee_age' cannot be null}}</text:p>
            <text:p/>
          </table:table-cell>
          <table:table-cell table:style-name="ce10" office:value-type="string" calcext:value-type="string">
            <text:p>makes sense to m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1.1" calcext:value-type="float">
            <text:p>21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age is ""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corn",</text:p>
            <text:p> "salary": "yellow",</text:p>
            <text:p>"age": ""}</text:p>
          </table:table-cell>
          <table:table-cell table:style-name="ce5" office:value-type="string" calcext:value-type="string">
            <text:p>{"name":"corn","salary":"yellow","age":"","id":"82146"}</text:p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employee already exists</text:p>
            <text:p>valid employee</text:p>
          </table:table-cell>
          <table:table-cell table:style-name="ce5" office:value-type="string" calcext:value-type="string">
            <text:p>when </text:p>
            <text:p>PUT"http://dummy.restapiexample.com/api/v1/update/76649" with body </text:p>
            <text:p>{"name": "corn",</text:p>
            <text:p> "salary": 2,</text:p>
            <text:p> "age": "ripe"}</text:p>
          </table:table-cell>
          <table:table-cell table:style-name="ce5" office:value-type="string" calcext:value-type="string">
            <text:p>error</text:p>
            <text:p/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employee already exists</text:p>
            <text:p>valid employee</text:p>
          </table:table-cell>
          <table:table-cell table:style-name="ce5" office:value-type="string" calcext:value-type="string">
            <text:p>when </text:p>
            <text:p>PUT"http://dummy.restapiexample.com/api/v1/update/76649" with body </text:p>
            <text:p>{"name": "Buns",</text:p>
            <text:p> "salary": -30,</text:p>
            <text:p> "age": "ripe"}</text:p>
          </table:table-cell>
          <table:table-cell table:style-name="ce5" office:value-type="string" calcext:value-type="string">
            <text:p>{"name":"Buns","salary":"2","age":"ripe"}</text:p>
          </table:table-cell>
          <table:table-cell table:style-name="ce10" office:value-type="string" calcext:value-type="string">
            <text:p>age should not be a character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Test 1.1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76649" with body </text:p>
            <text:p/>
          </table:table-cell>
          <table:table-cell table:style-name="ce5" office:value-type="string" calcext:value-type="string">
            <text:p>{"id":"76649","employee_name":"Buns","employee_salary":"-30","employee_age":"0","profile_image":""}</text:p>
          </table:table-cell>
          <table:table-cell table:style-name="ce10" office:value-type="string" calcext:value-type="string">
            <text:p>age resets to 0</text:p>
            <text:p>negative numbers are accepted in salar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trol tests</text:p>
            <text:p/>
          </table:table-cell>
          <table:table-cell table:style-name="ce5" office:value-type="string" calcext:value-type="string">
            <text:p>First time running</text:p>
            <text:p>Valid employee</text:p>
          </table:table-cell>
          <table:table-cell table:style-name="ce5" office:value-type="string" calcext:value-type="string">
            <text:p>when </text:p>
            <text:p>GET"http://dummy.restapiexample.com/api/v1/update/1" with body </text:p>
            <text:p/>
          </table:table-cell>
          <table:table-cell table:style-name="ce5" office:value-type="string" calcext:value-type="string">
            <text:p>{"id":"1","employee_name":"ada","employee_salary":"1236","employee_age":"0","profile_image":""}</text:p>
          </table:table-cell>
          <table:table-cell table:style-name="ce10" office:value-type="string" calcext:value-type="string">
            <text:p>For control reasons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negative int</text:p>
          </table:table-cell>
          <table:table-cell table:style-name="ce5" office:value-type="string" calcext:value-type="string">
            <text:p>Test 2 DummyPutUpdate successfully passes</text:p>
          </table:table-cell>
          <table:table-cell table:style-name="ce5" office:value-type="string" calcext:value-type="string">
            <text:p>When </text:p>
            <text:p>snd PUT with "http://dummy.restapiexample.com/api/v1/employee/1"</text:p>
            <text:p>with {"name":-73,"salary":"science","age":-7}</text:p>
            <text:p/>
          </table:table-cell>
          <table:table-cell table:style-name="ce5" office:value-type="string" calcext:value-type="string">
            <text:p>{"name":-73,"salary":"science","age":"-7"}</text:p>
          </table:table-cell>
          <table:table-cell table:style-name="ce10" office:value-type="string" calcext:value-type="string">
            <text:p>Should not accept negative int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confirms previous test</text:p>
          </table:table-cell>
          <table:table-cell table:style-name="ce5" office:value-type="string" calcext:value-type="string">
            <text:p>Test 2.1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1" with body </text:p>
            <text:p/>
          </table:table-cell>
          <table:table-cell table:style-name="ce5" office:value-type="string" calcext:value-type="string">
            <text:p>{"name":"PB","salary":"science","age":"-7"}</text:p>
          </table:table-cell>
          <table:table-cell table:style-name="ce10" office:value-type="string" calcext:value-type="string">
            <text:p>Should not accept negative ints</text:p>
            <text:p>salary should not be updated with char and this passe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invalid employee </text:p>
            <text:p/>
          </table:table-cell>
          <table:table-cell table:style-name="ce5" office:value-type="string" calcext:value-type="string">
            <text:p>Invalid employee (Returns "false" when GET)</text:p>
            <text:p>valid body</text:p>
          </table:table-cell>
          <table:table-cell table:style-name="ce5" office:value-type="string" calcext:value-type="string">
            <text:p>When </text:p>
            <text:p>snd PUT with "http://dummy.restapiexample.com/api/v1/employee/2"</text:p>
            <text:p>with {"name": "PBubble",</text:p>
            <text:p> "salary": "science",</text:p>
            <text:p> "age": "math"</text:p>
            <text:p> "id": 69420}</text:p>
            <text:p/>
          </table:table-cell>
          <table:table-cell table:style-name="ce5" office:value-type="string" calcext:value-type="string">
            <text:p>{"name":PBubble,"salary":"science","age":"math"}</text:p>
          </table:table-cell>
          <table:table-cell table:style-name="ce10" office:value-type="string" calcext:value-type="string">
            <text:p>Says the update is successful even with values it should not accept in body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confirms </text:p>
            <text:p>previous test</text:p>
          </table:table-cell>
          <table:table-cell table:style-name="ce5" office:value-type="string" calcext:value-type="string">
            <text:p>Test 2.3 DummyPutUpdate ran successfully</text:p>
          </table:table-cell>
          <table:table-cell table:style-name="ce5" office:value-type="string" calcext:value-type="string">
            <text:p>when </text:p>
            <text:p>GET"http://dummy.restapiexample.com/api/v1/update/2" with body </text:p>
            <text:p/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Update does is not successful to invalid employe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wierd url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UT with "http://dummy.restapiexample.com/api/v1/employee/bacon"</text:p>
            <text:p>with {"name":"Bacon","salary":"crispy","age":"salt"}</text:p>
            <text:p/>
          </table:table-cell>
          <table:table-cell table:style-name="ce5" office:value-type="string" calcext:value-type="string">
            <text:p>{"name":"Bacon","salary":"crispy","age":"salt"}</text:p>
          </table:table-cell>
          <table:table-cell table:style-name="ce10" office:value-type="string" calcext:value-type="string">
            <text:p>Update seems successful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style-name="ce3" office:value-type="float" office:value="3.1" calcext:value-type="float">
            <text:p>3.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previous test</text:p>
          </table:table-cell>
          <table:table-cell table:style-name="ce5" office:value-type="string" calcext:value-type="string">
            <text:p>Test 3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employee/bacon" with body </text:p>
            <text:p/>
          </table:table-cell>
          <table:table-cell table:style-name="ce5" office:value-type="string" calcext:value-type="string">
            <text:p>{"error":{"text":SQLSTATE[42S22]: Column not found: 1054 Unknown column 'bacon' in 'where clause'}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d is updated</text:p>
            <text:p>will test invalid body format </text:p>
            <text:p>already confirmed with POST</text:p>
            <text:p>exploratory testing with age</text:p>
          </table:table-cell>
          <table:table-cell table:style-name="ce5" office:value-type="string" calcext:value-type="string">
            <text:p>Valid employee id</text:p>
            <text:p/>
          </table:table-cell>
          <table:table-cell table:style-name="ce5" office:value-type="string" calcext:value-type="string">
            <text:p>when </text:p>
            <text:p>PUT "http://dummy.restapiexample.com/api/v1/update/1" with body </text:p>
            <text:p>{"name": "Fornou4r9498&amp;/(",</text:p>
            <text:p> "salary": false,</text:p>
            <text:p> "age": "-99999999999999999999999",</text:p>
            <text:p> "profile_image":"https://theicekingisapatoot.files.wordpress.com/2013/03/a_kiss_from_princess_bubblegum_by_sircinnamon-d4pnkcd.png"}</text:p>
            <text:p/>
          </table:table-cell>
          <table:table-cell table:style-name="ce5" office:value-type="string" calcext:value-type="string">
            <text:p>{"name": "Fornou4r9498&amp;/(",</text:p>
            <text:p> "salary": false,</text:p>
            <text:p> "age": -99999999999999999999999,</text:p>
            <text:p> null}</text:p>
          </table:table-cell>
          <table:table-cell table:style-name="ce10" office:value-type="string" calcext:value-type="string">
            <text:p>not changed</text:p>
            <text:p>all accepts ints, boolean,negatives,profile image does not update</text:p>
            <text:p>wierd chars on name will be accepted</text:p>
            <text:p>chars in 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profile picture</text:p>
          </table:table-cell>
          <table:table-cell table:style-name="ce5" office:value-type="string" calcext:value-type="string">
            <text:p>Test 4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employee/1" </text:p>
            <text:p/>
          </table:table-cell>
          <table:table-cell table:style-name="ce5" office:value-type="string" calcext:value-type="string">
            <text:p>{"id":"1","employee_name":"Fornou4r9498&amp;/(","employee_salary":"0","employee_age":"-2147483648","profile_image":null}</text:p>
          </table:table-cell>
          <table:table-cell table:style-name="ce10" office:value-type="string" calcext:value-type="string">
            <text:p>MIN number of age is - 2147483648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new column</text:p>
            <text:p>eploratory testing for salary and age</text:p>
          </table:table-cell>
          <table:table-cell table:style-name="ce5" office:value-type="string" calcext:value-type="string">
            <text:p>First time running</text:p>
            <text:p>Valid employee id</text:p>
          </table:table-cell>
          <table:table-cell table:style-name="ce5" office:value-type="string" calcext:value-type="string">
            <text:p>PUT "http://dummy.restapiexample.com/api/v1/update/id" with body </text:p>
            <text:p>{"name": "gvrvfed",</text:p>
            <text:p> "salary": "99999999999999999999999",</text:p>
            <text:p> "age": -9999999,</text:p>
            <text:p> "rng":"random col inf"}</text:p>
          </table:table-cell>
          <table:table-cell table:style-name="ce5" office:value-type="string" calcext:value-type="string">
            <text:p>{"name":"gvrvfed","salary":"99999999999999999999999","age":"-9999999","profile_image":""}</text:p>
          </table:table-cell>
          <table:table-cell table:style-name="ce10" office:value-type="string" calcext:value-type="string">
            <text:p>not added</text:p>
            <text:p>MAX number of salary is 2147483647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.1" calcext:value-type="float">
            <text:p>5.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 with new column</text:p>
          </table:table-cell>
          <table:table-cell table:style-name="ce5" office:value-type="string" calcext:value-type="string">
            <text:p>Test 5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id"  </text:p>
            <text:p/>
          </table:table-cell>
          <table:table-cell table:style-name="ce5" office:value-type="string" calcext:value-type="string">
            <text:p>{"id":"1","employee_name":"gvrvfed","employee_salary":"2147483647","employee_age":"-9999999999","profile_image":""}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DeletesEmployees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Deletes all employees</text:p>
          </table:table-cell>
          <table:table-cell table:style-name="ce5" office:value-type="string" calcext:value-type="string">
            <text:p>First time running</text:p>
            <text:p/>
          </table:table-cell>
          <table:table-cell table:style-name="ce5" office:value-type="string" calcext:value-type="string">
            <text:p>When </text:p>
            <text:p>DELETE with http://dummy.restapiexample.com/api/v1/delete/*</text:p>
          </table:table-cell>
          <table:table-cell table:style-name="ce5" office:value-type="string" calcext:value-type="string">
            <text:p>"success":{"text":"successfully! deleted Records"}}</text:p>
          </table:table-cell>
          <table:table-cell table:style-name="ce10" office:value-type="string" calcext:value-type="string">
            <text:p>no delete occurs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DeletesEmploye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Deletes one employee</text:p>
          </table:table-cell>
          <table:table-cell table:style-name="ce5" office:value-type="string" calcext:value-type="string">
            <text:p>delete invalid id</text:p>
          </table:table-cell>
          <table:table-cell table:style-name="ce5" office:value-type="string" calcext:value-type="string">
            <text:p>when </text:p>
            <text:p>GET"http://dummy.restapiexample.com/api/v1/employee/79402" with body </text:p>
            <text:p/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lusions" table:style-name="ta2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101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alary 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rofile image</text:p>
          </table:table-cell>
          <table:table-cell table:style-name="ce1"/>
          <table:table-cell table:style-name="ce1" office:value-type="string" calcext:value-type="string">
            <text:p>Passes/Fails</text:p>
          </table:table-cell>
          <table:table-cell table:style-name="ce1" office:value-type="string" calcext:value-type="string">
            <text:p>OK/NOT OK</text:p>
          </table:table-cell>
          <table:table-cell table:style-name="ce1"/>
          <table:table-cell table:style-name="ce1" office:value-type="string" calcext:value-type="string">
            <text:p>Commentary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7">
            <text:p>GET</text:p>
            <text:p/>
          </table:table-cell>
          <table:table-cell table:style-name="ce5" office:value-type="string" calcext:value-type="string">
            <text:p>DummyGetSingle</text:p>
            <text:p>1</text:p>
            <text:p>DummyGetSingle</text:p>
            <text:p>7</text:p>
            <text:p/>
          </table:table-cell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5" office:value-type="string" calcext:value-type="string">
            <text:p>String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if the number is sent of type string it passes and its correct </text:p>
            <text:p/>
          </table:table-cell>
          <table:table-cell table:style-name="ce5" office:value-type="string" calcext:value-type="string" table:number-columns-spanned="1" table:number-rows-spanned="7">
            <text:p>Neither the request body or response body are necessary for the execution of the GET command.</text:p>
            <text:p/>
            <text:p>String for id will return error wrong method which is a valid response</text:p>
            <text:p/>
            <text:p/>
            <text:p>Only possible to GET the info of an employee with its ID and only found if returned of a POST command </text:p>
            <text:p>or by searching with GET "/employees"</text:p>
            <text:p/>
            <text:p/>
            <text:p>The correct fields of result are, in json: </text:p>
            <text:p>{"id": "98383", </text:p>
            <text:p>"employee_name":"charsandints",</text:p>
            <text:p>"employee_salary":"onlyints"</text:p>
            <text:p>"employee_age": "onlyints",</text:p>
            <text:p>"profile_image":"``failseverytime"}</text:p>
            <text:p/>
            <text:p>GET employees working approprietly and the test is done with DummyGetAll test</text:p>
          </table:table-cell>
          <table:table-cell table:number-columns-repeated="1013"/>
        </table:table-row>
        <table:table-row table:style-name="ro1">
          <table:covered-table-cell table:style-name="ce14"/>
          <table:table-cell table:style-name="ce5" office:value-type="string" calcext:value-type="string">
            <text:p>DummyGetSingle</text:p>
            <text:p>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Int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5" office:value-type="string" calcext:value-type="string">
            <text:p>DummyGetSingle</text:p>
            <text:p>4</text:p>
          </table:table-cell>
          <table:table-cell table:style-name="ce5" table:number-columns-repeated="4"/>
          <table:table-cell table:style-name="ce5" office:value-type="string" calcext:value-type="string">
            <text:p>Boolean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Will only pass if true because valueof true = 1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5" office:value-type="string" calcext:value-type="string">
            <text:p>DummyGetSingle</text:p>
            <text:p/>
            <text:p>5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Array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 error 42000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Object</text:p>
          </table:table-cell>
          <table:table-cell table:style-name="ce12" table:number-columns-repeated="2"/>
          <table:table-cell table:style-name="ce5" office:value-type="string" calcext:value-type="string">
            <text:p>Not done as id string is already an object.if correct, passes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5" office:value-type="string" calcext:value-type="string">
            <text:p>DummyGetSingle</text:p>
            <text:p/>
            <text:p>6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Null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5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""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7">
            <text:p>POST</text:p>
            <text:p/>
          </table:table-cell>
          <table:table-cell table:style-name="ce5" office:value-type="string" calcext:value-type="string">
            <text:p>DummyPostCreate_3</text:p>
          </table:table-cell>
          <table:table-cell table:style-name="ce5" office:value-type="string" calcext:value-type="string">
            <text:p>DummyPostCreate_2</text:p>
          </table:table-cell>
          <table:table-cell table:style-name="ce5" office:value-type="string" calcext:value-type="string">
            <text:p>min&gt; DummyPostCreate_3</text:p>
            <text:p>max&gt;DummyPostCreate_4</text:p>
            <text:p>With char&gt; DummyPostCreate_6</text:p>
          </table:table-cell>
          <table:table-cell table:style-name="ce5" office:value-type="string" calcext:value-type="string">
            <text:p>min&gt; DummyPostCreate_3</text:p>
            <text:p>max&gt;DummyPostCreate_4</text:p>
            <text:p>With char&gt; DummyPostCreate_6</text:p>
          </table:table-cell>
          <table:table-cell table:style-name="ce5" office:value-type="string" calcext:value-type="string">
            <text:p>DummyPostCreate_2</text:p>
          </table:table-cell>
          <table:table-cell table:style-name="ce5" office:value-type="string" calcext:value-type="string">
            <text:p>String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table-cell table:style-name="ce18" office:value-type="string" calcext:value-type="string" table:number-columns-spanned="1" table:number-rows-spanned="7">
            <text:p>The range for both salary and age is [-2E31 .. 2E31-1]. </text:p>
            <text:p>Both Salary and Age are set to 0 if any chars are present.</text:p>
            <text:p>Only the numbers before "  " and Basic math operation chars are set</text:p>
            <text:p/>
            <text:p>Profile image is never set</text:p>
            <text:p/>
            <text:p>Duplicates are not accepted for Name DummyPostCreate_2</text:p>
            <text:p/>
            <text:p>Name, Age and Salary are Mandatory fields of creation.</text:p>
            <text:p/>
            <text:p>The Id is created only with post and is incremental and unique. Sending request with "id" in body will not have any effect.as well as other valid fields</text:p>
            <text:p/>
            <text:p>The valid fields structure in Json for a request body is:</text:p>
            <text:p>{"name":"chars&amp;ints",</text:p>
            <text:p>"salary":"onlyints",</text:p>
            <text:p>"age","onlyints"}</text:p>
            <text:p/>
          </table:table-cell>
          <table:table-cell table:number-columns-repeated="1013"/>
        </table:table-row>
        <table:table-row table:style-name="ro1">
          <table:covered-table-cell table:style-name="ce14"/>
          <table:table-cell table:style-name="ce5" office:value-type="string" calcext:value-type="string">
            <text:p>DummyPostCreate_10</text:p>
          </table:table-cell>
          <table:table-cell table:style-name="ce12"/>
          <table:table-cell table:style-name="ce5" office:value-type="string" calcext:value-type="string">
            <text:p>min&gt; DummyPostCreate_7</text:p>
            <text:p>max&gt;DummyPostCreate_10</text:p>
          </table:table-cell>
          <table:table-cell table:style-name="ce5" office:value-type="string" calcext:value-type="string">
            <text:p>min&gt; DummyPostCreate_7</text:p>
            <text:p>max&gt;DummyPostCreate_10</text:p>
          </table:table-cell>
          <table:table-cell table:style-name="ce5" office:value-type="string" calcext:value-type="string">
            <text:p>DummyPostCreate_11</text:p>
          </table:table-cell>
          <table:table-cell table:style-name="ce5" office:value-type="string" calcext:value-type="string">
            <text:p>Int Min Max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style-name="ce5" office:value-type="string" calcext:value-type="string">
            <text:p>DummyPostCreate_6</text:p>
          </table:table-cell>
          <table:table-cell table:number-columns-repeated="2" table:style-name="ce5" office:value-type="string" calcext:value-type="string">
            <text:p>DummyPostCreate_11</text:p>
          </table:table-cell>
          <table:table-cell table:style-name="ce5" office:value-type="string" calcext:value-type="string">
            <text:p>Yes</text:p>
            <text:p/>
          </table:table-cell>
          <table:table-cell table:style-name="ce5" office:value-type="string" calcext:value-type="string">
            <text:p>Boolean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Name will take True if available</text:p>
            <text:p>salary and will reset to 0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style-name="ce5" office:value-type="string" calcext:value-type="string">
            <text:p>DummyPostCreate_12</text:p>
          </table:table-cell>
          <table:table-cell table:style-name="ce12" table:number-columns-repeated="2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Array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Array is populating the db and even after deletion still cant be replicated due to same name</text:p>
            <text:p/>
            <text:p>Picture issue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style-name="ce5" office:value-type="string" calcext:value-type="string">
            <text:p>DummyPostCreate_13</text:p>
          </table:table-cell>
          <table:table-cell table:style-name="ce12" table:number-columns-repeated="2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Object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style-name="ce5" office:value-type="string" calcext:value-type="string">
            <text:p>DummyPostCreate_1</text:p>
          </table:table-cell>
          <table:table-cell table:style-name="ce5" office:value-type="string" calcext:value-type="string">
            <text:p>DummyPostCreate_1_1</text:p>
          </table:table-cell>
          <table:table-cell table:style-name="ce5" office:value-type="string" calcext:value-type="string">
            <text:p>DummyPostCreate_1_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5"/>
          <table:table-cell table:style-name="ce12"/>
          <table:table-cell table:style-name="ce5" office:value-type="string" calcext:value-type="string">
            <text:p>DummyPostCreate_5</text:p>
            <text:p/>
          </table:table-cell>
          <table:table-cell table:style-name="ce5" office:value-type="string" calcext:value-type="string">
            <text:p>DummyPostCreate_5</text:p>
            <text:p/>
          </table:table-cell>
          <table:table-cell table:style-name="ce5" office:value-type="string" calcext:value-type="string">
            <text:p>DummyPostCreate_5</text:p>
            <text:p/>
          </table:table-cell>
          <table:table-cell table:style-name="ce5" office:value-type="string" calcext:value-type="string">
            <text:p>DummyPostCreate_5</text:p>
            <text:p/>
          </table:table-cell>
          <table:table-cell table:style-name="ce5" office:value-type="string" calcext:value-type="string">
            <text:p>""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salary and age will reset to 0</text:p>
            <text:p/>
          </table:table-cell>
          <table:covered-table-cell table:style-name="ce15"/>
          <table:table-cell table:style-name="ce21" office:value-type="string" calcext:value-type="string">
            <text:p/>
            <text:p/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6">
            <text:p>PUT</text:p>
            <text:p/>
          </table:table-cell>
          <table:table-cell table:style-name="ce12"/>
          <table:table-cell table:style-name="ce5" office:value-type="string" calcext:value-type="string">
            <text:p>DummyPutUpdate_1</text:p>
          </table:table-cell>
          <table:table-cell table:style-name="ce5" office:value-type="string" calcext:value-type="string">
            <text:p>max.&gt;DummyPutUpdate_2</text:p>
            <text:p/>
          </table:table-cell>
          <table:table-cell table:style-name="ce5" office:value-type="string" calcext:value-type="string">
            <text:p>max.&gt;DummyPutUpdate_2</text:p>
            <text:p/>
          </table:table-cell>
          <table:table-cell table:style-name="ce5" office:value-type="string" calcext:value-type="string">
            <text:p>DummyPutUpdate_1</text:p>
          </table:table-cell>
          <table:table-cell table:style-name="ce5" office:value-type="string" calcext:value-type="string">
            <text:p>String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table-cell table:style-name="ce19" office:value-type="string" calcext:value-type="string" table:number-columns-spanned="1" table:number-rows-spanned="6">
            <text:p>PUT update for Id is not valid but it is accepted in the request body</text:p>
            <text:p/>
            <text:p>PUT update will not update if the employee has already been deleted and returns body "false".</text:p>
            <text:p/>
            <text:p>PUT will only update Name, Age and Salary. Profile picture is never set.Nulls are not accepted</text:p>
            <text:p/>
            <text:p> Accepts arrays in salary and age and breaks the db</text:p>
          </table:table-cell>
          <table:table-cell table:number-columns-repeated="1013"/>
        </table:table-row>
        <table:table-row table:style-name="ro1">
          <table:covered-table-cell table:style-name="ce14"/>
          <table:table-cell table:style-name="ce12" table:number-columns-repeated="2"/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5" office:value-type="string" calcext:value-type="string">
            <text:p>DummyGetSingle</text:p>
            <text:p>1</text:p>
            <text:p/>
          </table:table-cell>
          <table:table-cell table:style-name="ce12"/>
          <table:table-cell table:style-name="ce5" office:value-type="string" calcext:value-type="string">
            <text:p>Int Min Max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Appropriate</text:p>
            <text:p/>
            <text:p>Picture issue 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 table:number-columns-repeated="2"/>
          <table:table-cell table:style-name="ce5" office:value-type="string" calcext:value-type="string">
            <text:p>DummyPutUpdate_5</text:p>
          </table:table-cell>
          <table:table-cell table:style-name="ce5" office:value-type="string" calcext:value-type="string">
            <text:p>DummyPutUpdate_6</text:p>
          </table:table-cell>
          <table:table-cell table:style-name="ce12"/>
          <table:table-cell table:style-name="ce5" office:value-type="string" calcext:value-type="string">
            <text:p>Array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breaks</text:p>
            <text:p/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 table:number-columns-repeated="2"/>
          <table:table-cell table:style-name="ce5" office:value-type="string" calcext:value-type="string">
            <text:p>DummyPutUpdate_7</text:p>
          </table:table-cell>
          <table:table-cell/>
          <table:table-cell table:style-name="ce12"/>
          <table:table-cell table:style-name="ce5" office:value-type="string" calcext:value-type="string">
            <text:p>Object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breaks</text:p>
            <text:p/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 table:number-columns-repeated="5"/>
          <table:table-cell table:style-name="ce5" office:value-type="string" calcext:value-type="string">
            <text:p>Null</text:p>
          </table:table-cell>
          <table:table-cell table:style-name="ce17" office:value-type="string" calcext:value-type="string">
            <text:p>Passes NOT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12"/>
          <table:covered-table-cell table:style-name="ce14"/>
          <table:table-cell table:number-columns-repeated="1013"/>
        </table:table-row>
        <table:table-row table:style-name="ro1">
          <table:covered-table-cell table:style-name="ce15"/>
          <table:table-cell table:style-name="ce12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Will be set to 0</text:p>
          </table:table-cell>
          <table:table-cell table:style-name="ce12"/>
          <table:table-cell table:style-name="ce5" office:value-type="string" calcext:value-type="string">
            <text:p>""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Not according to the mandatory </text:p>
            <text:p/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6">
            <text:p>DELETE</text:p>
            <text:p/>
          </table:table-cell>
          <table:table-cell table:style-name="ce5" office:value-type="string" calcext:value-type="string">
            <text:p>DummyDelete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String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Deletes if valid</text:p>
          </table:table-cell>
          <table:table-cell table:style-name="ce20" office:value-type="string" calcext:value-type="string" table:number-columns-spanned="1" table:number-rows-spanned="6">
            <text:p>Every id will return the same response body :"success":{"text":"successfully! deleted Records"}}</text:p>
            <text:p>regardless if the id is valid (also chars) or has a request body.</text:p>
            <text:p>Deleting an id will make the id responde with "false" even if updated</text:p>
            <text:p/>
            <text:p>If a valid id is sent, the response body of said id will return "false"</text:p>
            <text:p/>
            <text:p>DELETE is working for all employees except for id = 1</text:p>
            <text:p/>
            <text:p>DELETE only works for single ids. </text:p>
          </table:table-cell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Int Min Max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6" office:value-type="string" calcext:value-type="string">
            <text:p>OK</text:p>
            <text:p/>
          </table:table-cell>
          <table:table-cell table:style-name="ce5" office:value-type="string" calcext:value-type="string">
            <text:p>Deletes if valid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Array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Deletes if valid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Object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Deletes if valid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Null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Deletes if valid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15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""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7" office:value-type="string" calcext:value-type="string">
            <text:p>NOT OK</text:p>
            <text:p/>
          </table:table-cell>
          <table:table-cell table:style-name="ce5" office:value-type="string" calcext:value-type="string">
            <text:p>Deletes if valid</text:p>
          </table:table-cell>
          <table:covered-table-cell table:style-name="ce15"/>
          <table:table-cell table:number-columns-repeated="101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48A3294F_CD44_48A5_8305_349965E1C839_.wvu.FilterData" table:base-cell-address="$Sheet1.$A$1" table:cell-range-address="$Conclusions.$I$1:.$I$1002"/>
        </table:named-expressions>
      </table:table>
      <table:table table:name="Sheet3" table:style-name="ta3">
        <table:table-column table:style-name="co3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GET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tring w/char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tring in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oolea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Array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Objec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""</text:p>
          </table:table-cell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Name </text:p>
          </table:table-cell>
          <table:table-cell table:style-name="ce21" office:value-type="string" calcext:value-type="string">
            <text:p>Salary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Picture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lusions" style:display-name="PageStyle_Conclu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8" meta:object-count="0"/>
    <meta:generator>LibreOfficeDev/6.0.5.2$Linux_X86_64 LibreOffice_project/</meta:generator>
  </office:meta>
</office:document-meta>
</file>